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246071AEB00.png" manifest:media-type="image/png"/>
  <manifest:file-entry manifest:full-path="Pictures/1000000100000442000001E5985BA552.png" manifest:media-type="image/png"/>
  <manifest:file-entry manifest:full-path="Pictures/10000001000003BF0000017AFCE06E90.png" manifest:media-type="image/png"/>
  <manifest:file-entry manifest:full-path="Pictures/10000001000003950000017DE54DD1D4.png" manifest:media-type="image/png"/>
  <manifest:file-entry manifest:full-path="Pictures/100000010000040A000001865A7BF798.png" manifest:media-type="image/png"/>
  <manifest:file-entry manifest:full-path="Pictures/100000010000040500000161468AD3F2.png" manifest:media-type="image/png"/>
  <manifest:file-entry manifest:full-path="Pictures/10000001000003F10000019E28389C90.png" manifest:media-type="image/png"/>
  <manifest:file-entry manifest:full-path="Pictures/100000010000041000000198ACEC55B6.png" manifest:media-type="image/png"/>
  <manifest:file-entry manifest:full-path="Pictures/100000010000039D0000017105F1C151.png" manifest:media-type="image/png"/>
  <manifest:file-entry manifest:full-path="Pictures/1000000100000404000001CCF1B25AD8.png" manifest:media-type="image/png"/>
  <manifest:file-entry manifest:full-path="Pictures/100000010000041000000241268F53C3.png" manifest:media-type="image/png"/>
  <manifest:file-entry manifest:full-path="Pictures/100000010000040000000256A8561135.png" manifest:media-type="image/png"/>
  <manifest:file-entry manifest:full-path="Pictures/1000000100000402000002461C97A1F9.png" manifest:media-type="image/png"/>
  <manifest:file-entry manifest:full-path="Pictures/100000010000042300000290B93C038A.png" manifest:media-type="image/png"/>
  <manifest:file-entry manifest:full-path="Pictures/10000001000003E900000279D58B4615.png" manifest:media-type="image/png"/>
  <manifest:file-entry manifest:full-path="Pictures/100000010000043C000002AB886AC0F4.png" manifest:media-type="image/png"/>
  <manifest:file-entry manifest:full-path="Pictures/100000010000043300000248098C1E35.png" manifest:media-type="image/png"/>
  <manifest:file-entry manifest:full-path="Pictures/10000001000004340000017879A3F4F7.png" manifest:media-type="image/png"/>
  <manifest:file-entry manifest:full-path="Pictures/1000000100000423000002849B6B3ED7.png" manifest:media-type="image/png"/>
  <manifest:file-entry manifest:full-path="Pictures/100000010000043100000221F2F0E8C1.png" manifest:media-type="image/png"/>
  <manifest:file-entry manifest:full-path="Pictures/100000010000044A0000028ED6286345.png" manifest:media-type="image/png"/>
  <manifest:file-entry manifest:full-path="Pictures/10000001000004480000019C0043B7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as-char" svg:y="-0.781cm" svg:width="17cm" svg:height="7.564cm" draw:z-index="0"><draw:image xlink:href="Pictures/1000000100000442000001E5985BA552.png" xlink:type="simple" xlink:show="embed" xlink:actuate="onLoad" draw:mime-type="image/png"/></draw:frame></text:p>
      <text:p text:style-name="Standard"/>
      <text:p text:style-name="Standard"><draw:frame draw:style-name="fr2" draw:name="Imagen2" text:anchor-type="as-char" svg:width="17cm" svg:height="6.699cm" draw:z-index="1"><draw:image xlink:href="Pictures/10000001000003BF0000017AFCE06E90.png" xlink:type="simple" xlink:show="embed" xlink:actuate="onLoad" draw:mime-type="image/png"/></draw:frame></text:p>
      <text:p text:style-name="Standard"/>
      <text:p text:style-name="Standard"><draw:frame draw:style-name="fr2" draw:name="Imagen3" text:anchor-type="as-char" svg:width="17cm" svg:height="7.063cm" draw:z-index="2"><draw:image xlink:href="Pictures/10000001000003950000017DE54DD1D4.png" xlink:type="simple" xlink:show="embed" xlink:actuate="onLoad" draw:mime-type="image/png"/></draw:frame></text:p>
      <text:p text:style-name="Standard"/>
      <text:p text:style-name="Standard"><text:soft-page-break/><draw:frame draw:style-name="fr2" draw:name="Imagen4" text:anchor-type="as-char" svg:width="17cm" svg:height="6.412cm" draw:z-index="3"><draw:image xlink:href="Pictures/100000010000040A000001865A7BF798.png" xlink:type="simple" xlink:show="embed" xlink:actuate="onLoad" draw:mime-type="image/png"/></draw:frame></text:p>
      <text:p text:style-name="Standard"/>
      <text:p text:style-name="Standard"><draw:frame draw:style-name="fr2" draw:name="Imagen5" text:anchor-type="as-char" svg:width="17cm" svg:height="9.604cm" draw:z-index="4"><draw:image xlink:href="Pictures/100000010000040600000246071AEB00.png" xlink:type="simple" xlink:show="embed" xlink:actuate="onLoad" draw:mime-type="image/png"/></draw:frame></text:p>
      <text:p text:style-name="Standard"/>
      <text:p text:style-name="Standard"><draw:frame draw:style-name="fr2" draw:name="Imagen6" text:anchor-type="as-char" svg:width="17cm" svg:height="6.974cm" draw:z-index="5"><draw:image xlink:href="Pictures/10000001000003F10000019E28389C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2" draw:name="Imagen7" text:anchor-type="as-char" svg:width="17cm" svg:height="6.669cm" draw:z-index="6"><draw:image xlink:href="Pictures/100000010000041000000198ACEC55B6.png" xlink:type="simple" xlink:show="embed" xlink:actuate="onLoad" draw:mime-type="image/png"/></draw:frame></text:p>
      <text:p text:style-name="Standard"/>
      <text:p text:style-name="Standard"><draw:frame draw:style-name="fr2" draw:name="Imagen8" text:anchor-type="as-char" svg:width="17cm" svg:height="5.831cm" draw:z-index="7"><draw:image xlink:href="Pictures/100000010000040500000161468AD3F2.png" xlink:type="simple" xlink:show="embed" xlink:actuate="onLoad" draw:mime-type="image/png"/></draw:frame></text:p>
      <text:p text:style-name="Standard"/>
      <text:p text:style-name="Standard"><draw:frame draw:style-name="fr2" draw:name="Imagen9" text:anchor-type="as-char" svg:width="17cm" svg:height="6.78cm" draw:z-index="8"><draw:image xlink:href="Pictures/100000010000039D0000017105F1C151.png" xlink:type="simple" xlink:show="embed" xlink:actuate="onLoad" draw:mime-type="image/png"/></draw:frame></text:p>
      <text:p text:style-name="Standard"/>
      <text:p text:style-name="Standard"><text:soft-page-break/><draw:frame draw:style-name="fr2" draw:name="Imagen10" text:anchor-type="as-char" svg:width="17cm" svg:height="7.606cm" draw:z-index="9"><draw:image xlink:href="Pictures/1000000100000404000001CCF1B25AD8.png" xlink:type="simple" xlink:show="embed" xlink:actuate="onLoad" draw:mime-type="image/png"/></draw:frame></text:p>
      <text:p text:style-name="Standard"/>
      <text:p text:style-name="Standard"><draw:frame draw:style-name="fr2" draw:name="Imagen11" text:anchor-type="as-char" svg:width="17cm" svg:height="9.432cm" draw:z-index="10"><draw:image xlink:href="Pictures/100000010000041000000241268F53C3.png" xlink:type="simple" xlink:show="embed" xlink:actuate="onLoad" draw:mime-type="image/png"/></draw:frame></text:p>
      <text:p text:style-name="Standard"/>
      <text:p text:style-name="Standard"><text:soft-page-break/><draw:frame draw:style-name="fr2" draw:name="Imagen12" text:anchor-type="as-char" svg:width="17cm" svg:height="9.927cm" draw:z-index="11"><draw:image xlink:href="Pictures/100000010000040000000256A8561135.png" xlink:type="simple" xlink:show="embed" xlink:actuate="onLoad" draw:mime-type="image/png"/></draw:frame></text:p>
      <text:p text:style-name="Standard"/>
      <text:p text:style-name="Standard"><draw:frame draw:style-name="fr2" draw:name="Imagen13" text:anchor-type="as-char" svg:width="17cm" svg:height="9.643cm" draw:z-index="12"><draw:image xlink:href="Pictures/1000000100000402000002461C97A1F9.png" xlink:type="simple" xlink:show="embed" xlink:actuate="onLoad" draw:mime-type="image/png"/></draw:frame></text:p>
      <text:p text:style-name="Standard"/>
      <text:p text:style-name="Standard"><text:soft-page-break/><draw:frame draw:style-name="fr2" draw:name="Imagen14" text:anchor-type="as-char" svg:width="17cm" svg:height="10.53cm" draw:z-index="13"><draw:image xlink:href="Pictures/100000010000042300000290B93C038A.png" xlink:type="simple" xlink:show="embed" xlink:actuate="onLoad" draw:mime-type="image/png"/></draw:frame></text:p>
      <text:p text:style-name="Standard"/>
      <text:p text:style-name="Standard"><draw:frame draw:style-name="fr2" draw:name="Imagen15" text:anchor-type="as-char" svg:width="17cm" svg:height="10.749cm" draw:z-index="14"><draw:image xlink:href="Pictures/10000001000003E900000279D58B4615.png" xlink:type="simple" xlink:show="embed" xlink:actuate="onLoad" draw:mime-type="image/png"/></draw:frame></text:p>
      <text:p text:style-name="Standard"/>
      <text:p text:style-name="Standard"><text:soft-page-break/><draw:frame draw:style-name="fr2" draw:name="Imagen16" text:anchor-type="as-char" svg:width="17cm" svg:height="10.71cm" draw:z-index="15"><draw:image xlink:href="Pictures/100000010000043C000002AB886AC0F4.png" xlink:type="simple" xlink:show="embed" xlink:actuate="onLoad" draw:mime-type="image/png"/></draw:frame></text:p>
      <text:p text:style-name="Standard"/>
      <text:p text:style-name="Standard"><draw:frame draw:style-name="fr2" draw:name="Imagen17" text:anchor-type="as-char" svg:width="17cm" svg:height="9.234cm" draw:z-index="16"><draw:image xlink:href="Pictures/100000010000043300000248098C1E35.png" xlink:type="simple" xlink:show="embed" xlink:actuate="onLoad" draw:mime-type="image/png"/></draw:frame></text:p>
      <text:p text:style-name="Standard"/>
      <text:p text:style-name="Standard"><text:soft-page-break/><draw:frame draw:style-name="fr2" draw:name="Imagen18" text:anchor-type="as-char" svg:width="17cm" svg:height="5.939cm" draw:z-index="17"><draw:image xlink:href="Pictures/10000001000004340000017879A3F4F7.png" xlink:type="simple" xlink:show="embed" xlink:actuate="onLoad" draw:mime-type="image/png"/></draw:frame></text:p>
      <text:p text:style-name="Standard"/>
      <text:p text:style-name="Standard"><draw:frame draw:style-name="fr2" draw:name="Imagen19" text:anchor-type="as-char" svg:width="17cm" svg:height="10.336cm" draw:z-index="18"><draw:image xlink:href="Pictures/1000000100000423000002849B6B3ED7.png" xlink:type="simple" xlink:show="embed" xlink:actuate="onLoad" draw:mime-type="image/png"/></draw:frame></text:p>
      <text:p text:style-name="Standard"/>
      <text:p text:style-name="Standard"><text:soft-page-break/><draw:frame draw:style-name="fr2" draw:name="Imagen20" text:anchor-type="as-char" svg:width="17cm" svg:height="8.634cm" draw:z-index="19"><draw:image xlink:href="Pictures/100000010000043100000221F2F0E8C1.png" xlink:type="simple" xlink:show="embed" xlink:actuate="onLoad" draw:mime-type="image/png"/></draw:frame></text:p>
      <text:p text:style-name="Standard"/>
      <text:p text:style-name="Standard"><draw:frame draw:style-name="fr2" draw:name="Imagen21" text:anchor-type="as-char" svg:width="17cm" svg:height="10.125cm" draw:z-index="20"><draw:image xlink:href="Pictures/100000010000044A0000028ED6286345.png" xlink:type="simple" xlink:show="embed" xlink:actuate="onLoad" draw:mime-type="image/png"/></draw:frame></text:p>
      <text:p text:style-name="Standard"/>
      <text:p text:style-name="Standard"><draw:frame draw:style-name="fr1" draw:name="Imagen22" text:anchor-type="char" svg:width="17cm" svg:height="6.391cm" draw:z-index="21"><draw:image xlink:href="Pictures/10000001000004480000019C0043B7E3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5:59:02.204000000</meta:creation-date>
    <dc:date>2024-09-19T16:05:19.695000000</dc:date>
    <meta:editing-duration>PT6M21S</meta:editing-duration>
    <meta:editing-cycles>1</meta:editing-cycles>
    <meta:document-statistic meta:table-count="0" meta:image-count="22" meta:object-count="0" meta:page-count="10" meta:paragraph-count="21" meta:word-count="0" meta:character-count="0" meta:non-whitespace-character-count="0"/>
    <meta:generator>LibreOffice/24.2.3.2$Windows_X86_64 LibreOffice_project/433d9c2ded56988e8a90e6b2e771ee4e6a5ab2ba</meta:generator>
  </office:meta>
</office:document-meta>
</file>